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10.85mm"/>
    </style:style>
    <style:style style:name="co4" style:family="table-column">
      <style:table-column-properties fo:break-before="auto" style:column-width="42.9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1.41mm"/>
    </style:style>
    <style:style style:name="co8" style:family="table-column">
      <style:table-column-properties fo:break-before="auto" style:column-width="18.68mm"/>
    </style:style>
    <style:style style:name="co9" style:family="table-column">
      <style:table-column-properties fo:break-before="auto" style:column-width="27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 Rate</text:p>
          </table:table-cell>
          <table:table-cell office:value-type="string" calcext:value-type="string">
            <text:p>Standardised Strike Rate</text:p>
          </table:table-cell>
          <table:table-cell office:value-type="string" calcext:value-type="string">
            <text:p>Par Score</text:p>
          </table:table-cell>
          <table:table-cell office:value-type="string" calcext:value-type="string">
            <text:p>Par Score Fraction</text:p>
          </table:table-cell>
          <table:table-cell table:style-name="Default" office:value-type="string" calcext:value-type="string">
            <text:p>Total Poi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([.B2]*100)/[.C2]" office:value-type="float" office:value="50" calcext:value-type="float">
            <text:p>50</text:p>
          </table:table-cell>
          <table:table-cell table:formula="of:=STANDARDIZE([.D2];[.B16];[.B15])" office:value-type="float" office:value="0.0765795288197751" calcext:value-type="float">
            <text:p>0.0765795288</text:p>
          </table:table-cell>
          <table:table-cell table:formula="of:=0.14*[.B19]" office:value-type="float" office:value="21.42" calcext:value-type="float">
            <text:p>21.42</text:p>
          </table:table-cell>
          <table:table-cell table:formula="of:=IF(([.B2]/[.F2])&lt;=1; 0; ([.B2]/[.F2])^-1)" office:value-type="float" office:value="0" calcext:value-type="float">
            <text:p>0</text:p>
          </table:table-cell>
          <table:table-cell table:formula="of:=ROUND([.B2]/10 + AVERAGE([.E2];[.G2]);2)*10"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([.B3]*100)/[.C3]" office:value-type="float" office:value="55" calcext:value-type="float">
            <text:p>55</text:p>
          </table:table-cell>
          <table:table-cell table:formula="of:=STANDARDIZE([.D3];[.B16];[.B15])" office:value-type="float" office:value="0.221781225612036" calcext:value-type="float">
            <text:p>0.2217812256</text:p>
          </table:table-cell>
          <table:table-cell table:formula="of:=0.13*[.B19]" office:value-type="float" office:value="19.89" calcext:value-type="float">
            <text:p>19.89</text:p>
          </table:table-cell>
          <table:table-cell table:formula="of:=IF(([.B3]/[.F3])&lt;=1; 0; ([.B3]/[.F3])^-1)" office:value-type="float" office:value="0.602727272727273" calcext:value-type="float">
            <text:p>0.6027272727</text:p>
          </table:table-cell>
          <table:table-cell table:formula="of:=ROUND([.B3]/10 + AVERAGE([.E3];[.G3]);2)*10"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formula="of:=([.B4]*100)/[.C4]" office:value-type="float" office:value="45.4545454545455" calcext:value-type="float">
            <text:p>45.4545454545</text:p>
          </table:table-cell>
          <table:table-cell table:formula="of:=STANDARDIZE([.D4];[.B16];[.B15])" office:value-type="float" office:value="-0.0554220137186443" calcext:value-type="float">
            <text:p>-0.0554220137</text:p>
          </table:table-cell>
          <table:table-cell table:formula="of:=0.13*[.B19]" office:value-type="float" office:value="19.89" calcext:value-type="float">
            <text:p>19.89</text:p>
          </table:table-cell>
          <table:table-cell table:formula="of:=IF(([.B4]/[.F4])&lt;=1; 0; ([.B4]/[.F4])^-1)" office:value-type="float" office:value="0.9945" calcext:value-type="float">
            <text:p>0.9945</text:p>
          </table:table-cell>
          <table:table-cell table:formula="of:=ROUND([.B4]/10 + AVERAGE([.E4];[.G4]);2)*10"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B5]*100)/[.C5]" office:value-type="float" office:value="12.5" calcext:value-type="float">
            <text:p>12.5</text:p>
          </table:table-cell>
          <table:table-cell table:formula="of:=STANDARDIZE([.D5];[.B16];[.B15])" office:value-type="float" office:value="-1.01243319712218" calcext:value-type="float">
            <text:p>-1.0124331971</text:p>
          </table:table-cell>
          <table:table-cell table:formula="of:=0.12*[.B19]" office:value-type="float" office:value="18.36" calcext:value-type="float">
            <text:p>18.36</text:p>
          </table:table-cell>
          <table:table-cell table:formula="of:=IF(([.B5]/[.F5])&lt;=1; 0; ([.B5]/[.F5])^-1)" office:value-type="float" office:value="0" calcext:value-type="float">
            <text:p>0</text:p>
          </table:table-cell>
          <table:table-cell table:formula="of:=ROUND([.B5]/10 + AVERAGE([.E5];[.G5]);2)*10" office:value-type="float" office:value="-4.1" calcext:value-type="float">
            <text:p>-4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formula="of:=([.B6]*100)/[.C6]" office:value-type="float" office:value="103.225806451613" calcext:value-type="float">
            <text:p>103.2258064516</text:p>
          </table:table-cell>
          <table:table-cell table:formula="of:=STANDARDIZE([.D6];[.B16];[.B15])" office:value-type="float" office:value="1.62227501080191" calcext:value-type="float">
            <text:p>1.6222750108</text:p>
          </table:table-cell>
          <table:table-cell table:formula="of:=0.11*[.B19]" office:value-type="float" office:value="16.83" calcext:value-type="float">
            <text:p>16.83</text:p>
          </table:table-cell>
          <table:table-cell table:formula="of:=IF(([.B6]/[.F6])&lt;=1; 0; ([.B6]/[.F6])^-1)" office:value-type="float" office:value="0.5259375" calcext:value-type="float">
            <text:p>0.5259375</text:p>
          </table:table-cell>
          <table:table-cell table:formula="of:=ROUND([.B6]/10 + AVERAGE([.E6];[.G6]);2)*10"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([.B7]*100)/[.C7]" office:value-type="float" office:value="0" calcext:value-type="float">
            <text:p>0</text:p>
          </table:table-cell>
          <table:table-cell table:formula="of:=STANDARDIZE([.D7];[.B16];[.B15])" office:value-type="float" office:value="-1.37543743910284" calcext:value-type="float">
            <text:p>-1.3754374391</text:p>
          </table:table-cell>
          <table:table-cell table:formula="of:=0.09*[.B19]" office:value-type="float" office:value="13.77" calcext:value-type="float">
            <text:p>13.77</text:p>
          </table:table-cell>
          <table:table-cell table:formula="of:=IF(([.B7]/[.F7])&lt;=1; 0; ([.B7]/[.F7])^-1)" office:value-type="float" office:value="0" calcext:value-type="float">
            <text:p>0</text:p>
          </table:table-cell>
          <table:table-cell table:formula="of:=ROUND([.B7]/10 + AVERAGE([.E7];[.G7]);2)*10" office:value-type="float" office:value="-6.9" calcext:value-type="float">
            <text:p>-6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([.B8]*100)/[.C8]" office:value-type="float" office:value="46.1538461538462" calcext:value-type="float">
            <text:p>46.1538461538</text:p>
          </table:table-cell>
          <table:table-cell table:formula="of:=STANDARDIZE([.D8];[.B16];[.B15])" office:value-type="float" office:value="-0.035114084097349" calcext:value-type="float">
            <text:p>-0.0351140841</text:p>
          </table:table-cell>
          <table:table-cell table:formula="of:=0.07*[.B19]" office:value-type="float" office:value="10.71" calcext:value-type="float">
            <text:p>10.71</text:p>
          </table:table-cell>
          <table:table-cell table:formula="of:=IF(([.B8]/[.F8])&lt;=1; 0; ([.B8]/[.F8])^-1)" office:value-type="float" office:value="0" calcext:value-type="float">
            <text:p>0</text:p>
          </table:table-cell>
          <table:table-cell table:formula="of:=ROUND([.B8]/10 + AVERAGE([.E8];[.G8]);2)*10"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[.B9]*100)/[.C9]" office:value-type="float" office:value="100" calcext:value-type="float">
            <text:p>100</text:p>
          </table:table-cell>
          <table:table-cell table:formula="of:=STANDARDIZE([.D9];[.B16];[.B15])" office:value-type="float" office:value="1.52859649674239" calcext:value-type="float">
            <text:p>1.5285964967</text:p>
          </table:table-cell>
          <table:table-cell table:formula="of:=0.06*[.B19]" office:value-type="float" office:value="9.18" calcext:value-type="float">
            <text:p>9.18</text:p>
          </table:table-cell>
          <table:table-cell table:formula="of:=IF(([.B9]/[.F9])&lt;=1; 0; ([.B9]/[.F9])^-1)" office:value-type="float" office:value="0" calcext:value-type="float">
            <text:p>0</text:p>
          </table:table-cell>
          <table:table-cell table:formula="of:=ROUND([.B9]/10 + AVERAGE([.E9];[.G9]);2)*10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formula="of:=([.B10]*100)/[.C10]" office:value-type="float" office:value="61.2903225806452" calcext:value-type="float">
            <text:p>61.2903225806</text:p>
          </table:table-cell>
          <table:table-cell table:formula="of:=STANDARDIZE([.D10];[.B16];[.B15])" office:value-type="float" office:value="0.404454328028107" calcext:value-type="float">
            <text:p>0.404454328</text:p>
          </table:table-cell>
          <table:table-cell table:formula="of:=0.04*[.B19]" office:value-type="float" office:value="6.12" calcext:value-type="float">
            <text:p>6.12</text:p>
          </table:table-cell>
          <table:table-cell table:formula="of:=IF(([.B10]/[.F10])&lt;=1; 0; ([.B10]/[.F10])^-1)" office:value-type="float" office:value="0.322105263157895" calcext:value-type="float">
            <text:p>0.3221052632</text:p>
          </table:table-cell>
          <table:table-cell table:formula="of:=ROUND([.B10]/10 + AVERAGE([.E10];[.G10]);2)*10"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([.B11]*100)/[.C11]" office:value-type="float" office:value="47.3684210526316" calcext:value-type="float">
            <text:p>47.3684210526</text:p>
          </table:table-cell>
          <table:table-cell table:formula="of:=STANDARDIZE([.D11];[.B16];[.B15])" office:value-type="float" office:value="0.000157583139637687" calcext:value-type="float">
            <text:p>0.0001575831</text:p>
          </table:table-cell>
          <table:table-cell table:formula="of:=0.03*[.B19]" office:value-type="float" office:value="4.59" calcext:value-type="float">
            <text:p>4.59</text:p>
          </table:table-cell>
          <table:table-cell table:formula="of:=IF(([.B11]/[.F11])&lt;=1; 0; ([.B11]/[.F11])^-1)" office:value-type="float" office:value="0.255" calcext:value-type="float">
            <text:p>0.255</text:p>
          </table:table-cell>
          <table:table-cell table:formula="of:=ROUND([.B11]/10 + AVERAGE([.E11];[.G11]);2)*10" office:value-type="float" office:value="19.3" calcext:value-type="float">
            <text:p>19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2]*100)/[.C12]" office:value-type="float" office:value="0" calcext:value-type="float">
            <text:p>0</text:p>
          </table:table-cell>
          <table:table-cell table:formula="of:=STANDARDIZE([.D12];[.B16];[.B15])" office:value-type="float" office:value="-1.37543743910284" calcext:value-type="float">
            <text:p>-1.3754374391</text:p>
          </table:table-cell>
          <table:table-cell table:formula="of:=0.02*[.B19]" office:value-type="float" office:value="3.06" calcext:value-type="float">
            <text:p>3.06</text:p>
          </table:table-cell>
          <table:table-cell table:formula="of:=IF(([.B12]/[.F12])&lt;=1; 0; ([.B12]/[.F12])^-1)" office:value-type="float" office:value="0" calcext:value-type="float">
            <text:p>0</text:p>
          </table:table-cell>
          <table:table-cell table:formula="of:=ROUND([.B12]/10 + AVERAGE([.E12];[.G12]);2)*10" office:value-type="float" office:value="-6.9" calcext:value-type="float">
            <text:p>-6.9</text:p>
          </table:table-cell>
        </table:table-row>
        <table:table-row table:style-name="ro1">
          <table:table-cell table:number-columns-repeated="4"/>
          <table:table-cell table:formula="of:=SUM([.E2:.E12])" office:value-type="float" office:value="2.26207941267376E-015" calcext:value-type="float">
            <text:p>2.26207941267376E-15</text:p>
          </table:table-cell>
          <table:table-cell table:number-columns-repeated="2"/>
          <table:table-cell table:style-name="Default" table:formula="of:=SUM([.H2:.H11])" office:value-type="float" office:value="159.2" calcext:value-type="float">
            <text:p>159.2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D2:.D12])" office:value-type="float" office:value="34.4348593057659" calcext:value-type="float">
            <text:p>34.4348593058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D2:.D12])" office:value-type="float" office:value="47.3629946993892" calcext:value-type="float">
            <text:p>47.362994699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atRuns</text:p>
          </table:table-cell>
          <table:table-cell table:formula="of:=SUM([.B2:.B12])" office:value-type="float" office:value="139" calcext:value-type="float">
            <text:p>13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otalRuns</text:p>
          </table:table-cell>
          <table:table-cell table:formula="of:=SUM([.B17:.B18])" office:value-type="float" office:value="153" calcext:value-type="float">
            <text:p>153</text:p>
          </table:table-cell>
          <table:table-cell table:number-columns-repeated="5"/>
          <table:table-cell table:style-name="Default"/>
        </table:table-row>
      </table:table>
      <table:table table:name="Sheet2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Balls</text:p>
          </table:table-cell>
          <table:table-cell office:value-type="string" calcext:value-type="string">
            <text:p>Strike Rate</text:p>
          </table:table-cell>
          <table:table-cell office:value-type="string" calcext:value-type="string">
            <text:p>Standardised Strike Rate</text:p>
          </table:table-cell>
          <table:table-cell office:value-type="string" calcext:value-type="string">
            <text:p>Par Score</text:p>
          </table:table-cell>
          <table:table-cell office:value-type="string" calcext:value-type="string">
            <text:p>Par Score Fraction</text:p>
          </table:table-cell>
          <table:table-cell table:style-name="Default" office:value-type="string" calcext:value-type="string">
            <text:p>Total Sc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([.B2]*100)/[.C2]" office:value-type="float" office:value="25" calcext:value-type="float">
            <text:p>25</text:p>
          </table:table-cell>
          <table:table-cell table:formula="of:=STANDARDIZE([.D2];[.B16];[.B15])" office:value-type="float" office:value="-0.500685316771731" calcext:value-type="float">
            <text:p>-0.5006853168</text:p>
          </table:table-cell>
          <table:table-cell table:formula="of:=0.14*[.B19]" office:value-type="float" office:value="14.7" calcext:value-type="float">
            <text:p>14.7</text:p>
          </table:table-cell>
          <table:table-cell table:formula="of:=[.B2]/[.F2]" office:value-type="float" office:value="0.204081632653061" calcext:value-type="float">
            <text:p>0.2040816327</text:p>
          </table:table-cell>
          <table:table-cell table:formula="of:=ROUND([.B2]/10 + AVERAGE([.E2];[.G2]);2)*10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([.B3]*100)/[.C3]" office:value-type="float" office:value="22.7272727272727" calcext:value-type="float">
            <text:p>22.7272727273</text:p>
          </table:table-cell>
          <table:table-cell table:formula="of:=STANDARDIZE([.D3];[.B16];[.B15])" office:value-type="float" office:value="-0.615165115384888" calcext:value-type="float">
            <text:p>-0.6151651154</text:p>
          </table:table-cell>
          <table:table-cell table:formula="of:=0.13*[.B19]" office:value-type="float" office:value="13.65" calcext:value-type="float">
            <text:p>13.65</text:p>
          </table:table-cell>
          <table:table-cell table:formula="of:=[.B3]/[.F3]" office:value-type="float" office:value="0.366300366300366" calcext:value-type="float">
            <text:p>0.3663003663</text:p>
          </table:table-cell>
          <table:table-cell table:formula="of:=ROUND([.B3]/10 + AVERAGE([.E3];[.G3]);2)*10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([.B4]*100)/[.C4]" office:value-type="float" office:value="36.3636363636364" calcext:value-type="float">
            <text:p>36.3636363636</text:p>
          </table:table-cell>
          <table:table-cell table:formula="of:=STANDARDIZE([.D4];[.B16];[.B15])" office:value-type="float" office:value="0.0717136762940503" calcext:value-type="float">
            <text:p>0.0717136763</text:p>
          </table:table-cell>
          <table:table-cell table:formula="of:=0.13*[.B19]" office:value-type="float" office:value="13.65" calcext:value-type="float">
            <text:p>13.65</text:p>
          </table:table-cell>
          <table:table-cell table:formula="of:=[.B4]/[.F4]" office:value-type="float" office:value="0.586080586080586" calcext:value-type="float">
            <text:p>0.5860805861</text:p>
          </table:table-cell>
          <table:table-cell table:formula="of:=ROUND([.B4]/10 + AVERAGE([.E4];[.G4]);2)*10"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formula="of:=([.B5]*100)/[.C5]" office:value-type="float" office:value="44.4444444444444" calcext:value-type="float">
            <text:p>44.4444444444</text:p>
          </table:table-cell>
          <table:table-cell table:formula="of:=STANDARDIZE([.D5];[.B16];[.B15])" office:value-type="float" office:value="0.478752960251939" calcext:value-type="float">
            <text:p>0.4787529603</text:p>
          </table:table-cell>
          <table:table-cell table:formula="of:=0.12*[.B19]" office:value-type="float" office:value="12.6" calcext:value-type="float">
            <text:p>12.6</text:p>
          </table:table-cell>
          <table:table-cell table:formula="of:=[.B5]/[.F5]" office:value-type="float" office:value="0.952380952380952" calcext:value-type="float">
            <text:p>0.9523809524</text:p>
          </table:table-cell>
          <table:table-cell table:formula="of:=ROUND([.B5]/10 + AVERAGE([.E5];[.G5]);2)*10"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([.B6]*100)/[.C6]" office:value-type="float" office:value="26.530612244898" calcext:value-type="float">
            <text:p>26.5306122449</text:p>
          </table:table-cell>
          <table:table-cell table:formula="of:=STANDARDIZE([.D6];[.B16];[.B15])" office:value-type="float" office:value="-0.423586676889402" calcext:value-type="float">
            <text:p>-0.4235866769</text:p>
          </table:table-cell>
          <table:table-cell table:formula="of:=0.11*[.B19]" office:value-type="float" office:value="11.55" calcext:value-type="float">
            <text:p>11.55</text:p>
          </table:table-cell>
          <table:table-cell table:formula="of:=[.B6]/[.F6]" office:value-type="float" office:value="1.12554112554113" calcext:value-type="float">
            <text:p>1.1255411255</text:p>
          </table:table-cell>
          <table:table-cell table:formula="of:=ROUND([.B6]/10 + AVERAGE([.E6];[.G6]);2)*10"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([.B7]*100)/[.C7]" office:value-type="float" office:value="35" calcext:value-type="float">
            <text:p>35</text:p>
          </table:table-cell>
          <table:table-cell table:formula="of:=STANDARDIZE([.D7];[.B16];[.B15])" office:value-type="float" office:value="0.00302579712615633" calcext:value-type="float">
            <text:p>0.0030257971</text:p>
          </table:table-cell>
          <table:table-cell table:formula="of:=0.09*[.B19]" office:value-type="float" office:value="9.45" calcext:value-type="float">
            <text:p>9.45</text:p>
          </table:table-cell>
          <table:table-cell table:formula="of:=[.B7]/[.F7]" office:value-type="float" office:value="0.740740740740741" calcext:value-type="float">
            <text:p>0.7407407407</text:p>
          </table:table-cell>
          <table:table-cell table:formula="of:=ROUND([.B7]/10 + AVERAGE([.E7];[.G7]);2)*10"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([.B8]*100)/[.C8]" office:value-type="float" office:value="76" calcext:value-type="float">
            <text:p>76</text:p>
          </table:table-cell>
          <table:table-cell table:formula="of:=STANDARDIZE([.D8];[.B16];[.B15])" office:value-type="float" office:value="2.0682413641075" calcext:value-type="float">
            <text:p>2.0682413641</text:p>
          </table:table-cell>
          <table:table-cell table:formula="of:=0.07*[.B19]" office:value-type="float" office:value="7.35" calcext:value-type="float">
            <text:p>7.35</text:p>
          </table:table-cell>
          <table:table-cell table:formula="of:=[.B8]/[.F8]" office:value-type="float" office:value="2.58503401360544" calcext:value-type="float">
            <text:p>2.5850340136</text:p>
          </table:table-cell>
          <table:table-cell table:formula="of:=ROUND([.B8]/10 + AVERAGE([.E8];[.G8]);2)*10"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([.B9]*100)/[.C9]" office:value-type="float" office:value="50" calcext:value-type="float">
            <text:p>50</text:p>
          </table:table-cell>
          <table:table-cell table:formula="of:=STANDARDIZE([.D9];[.B16];[.B15])" office:value-type="float" office:value="0.758592467972988" calcext:value-type="float">
            <text:p>0.758592468</text:p>
          </table:table-cell>
          <table:table-cell table:formula="of:=0.06*[.B19]" office:value-type="float" office:value="6.3" calcext:value-type="float">
            <text:p>6.3</text:p>
          </table:table-cell>
          <table:table-cell table:formula="of:=[.B9]/[.F9]" office:value-type="float" office:value="0.634920634920635" calcext:value-type="float">
            <text:p>0.6349206349</text:p>
          </table:table-cell>
          <table:table-cell table:formula="of:=ROUND([.B9]/10 + AVERAGE([.E9];[.G9]);2)*10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B10]*100)/[.C10]" office:value-type="float" office:value="33.3333333333333" calcext:value-type="float">
            <text:p>33.3333333333</text:p>
          </table:table-cell>
          <table:table-cell table:formula="of:=STANDARDIZE([.D10];[.B16];[.B15])" office:value-type="float" office:value="-0.0809260551901582" calcext:value-type="float">
            <text:p>-0.0809260552</text:p>
          </table:table-cell>
          <table:table-cell table:formula="of:=0.04*[.B19]" office:value-type="float" office:value="4.2" calcext:value-type="float">
            <text:p>4.2</text:p>
          </table:table-cell>
          <table:table-cell table:formula="of:=[.B10]/[.F10]" office:value-type="float" office:value="0.714285714285714" calcext:value-type="float">
            <text:p>0.7142857143</text:p>
          </table:table-cell>
          <table:table-cell table:formula="of:=ROUND([.B10]/10 + AVERAGE([.E10];[.G10]);2)*10"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[.B11]*100)/[.C11]" office:value-type="float" office:value="0" calcext:value-type="float">
            <text:p>0</text:p>
          </table:table-cell>
          <table:table-cell table:formula="of:=STANDARDIZE([.D11];[.B16];[.B15])" office:value-type="float" office:value="-1.75996310151645" calcext:value-type="float">
            <text:p>-1.7599631015</text:p>
          </table:table-cell>
          <table:table-cell table:formula="of:=0.03*[.B19]" office:value-type="float" office:value="3.15" calcext:value-type="float">
            <text:p>3.15</text:p>
          </table:table-cell>
          <table:table-cell table:formula="of:=[.B11]/[.F11]" office:value-type="float" office:value="0" calcext:value-type="float">
            <text:p>0</text:p>
          </table:table-cell>
          <table:table-cell table:formula="of:=ROUND([.B11]/10 + AVERAGE([.E11];[.G11]);2)*10" office:value-type="float" office:value="-8.8" calcext:value-type="float">
            <text:p>-8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B12]*100)/[.C12]" office:value-type="float" office:value="0" calcext:value-type="float">
            <text:p>0</text:p>
          </table:table-cell>
          <table:table-cell table:formula="of:=STANDARDIZE([.D12];[.B16];[.B15])" office:value-type="float" office:value="-1.75996310151645" calcext:value-type="float">
            <text:p>-1.7599631015</text:p>
          </table:table-cell>
          <table:table-cell table:formula="of:=0.02*[.B19]" office:value-type="float" office:value="2.1" calcext:value-type="float">
            <text:p>2.1</text:p>
          </table:table-cell>
          <table:table-cell table:formula="of:=[.B12]/[.F12]" office:value-type="float" office:value="0" calcext:value-type="float">
            <text:p>0</text:p>
          </table:table-cell>
          <table:table-cell table:formula="of:=ROUND([.B12]/10 + AVERAGE([.E12];[.G12]);2)*10" office:value-type="float" office:value="-8.8" calcext:value-type="float">
            <text:p>-8.8</text:p>
          </table:table-cell>
        </table:table-row>
        <table:table-row table:style-name="ro1">
          <table:table-cell table:number-columns-repeated="7"/>
          <table:table-cell table:style-name="Default" table:formula="of:=SUM([.H2:.H12])" office:value-type="float" office:value="104.9" calcext:value-type="float">
            <text:p>104.9</text:p>
          </table:table-cell>
        </table:table-row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 calcext:value-type="string">
            <text:p>SD</text:p>
          </table:table-cell>
          <table:table-cell table:formula="of:=STDEV([.D2:.D11])" office:value-type="float" office:value="19.8526491159121" calcext:value-type="float">
            <text:p>19.8526491159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D2:.D11])" office:value-type="float" office:value="34.9399299113585" calcext:value-type="float">
            <text:p>34.939929911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BatRuns</text:p>
          </table:table-cell>
          <table:table-cell table:formula="of:=SUM([.B2:.B12])" office:value-type="float" office:value="74" calcext:value-type="float">
            <text:p>74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Extras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otalRuns</text:p>
          </table:table-cell>
          <table:table-cell table:formula="of:=SUM([.B17:.B18])" office:value-type="float" office:value="105" calcext:value-type="float">
            <text:p>105</text:p>
          </table:table-cell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19:51:11.256989535</meta:creation-date>
    <dc:date>2016-07-27T23:19:47.186927922</dc:date>
    <meta:editing-duration>PT1H23M53S</meta:editing-duration>
    <meta:editing-cycles>1</meta:editing-cycles>
    <meta:document-statistic meta:table-count="2" meta:cell-count="215" meta:object-count="0"/>
    <meta:generator>LibreOffice/5.1.4.2$Linux_X86_64 LibreOffice_project/10m0$Build-2</meta:generator>
  </office:meta>
</office:document-meta>
</file>